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76f" officeooo:paragraph-rsid="0013a76f"/>
    </style:style>
    <style:style style:name="P2" style:family="paragraph" style:parent-style-name="Standard">
      <style:text-properties officeooo:rsid="0014a0f6" officeooo:paragraph-rsid="0014a0f6"/>
    </style:style>
    <style:style style:name="T1" style:family="text">
      <style:text-properties fo:language="it" fo:country="IT"/>
    </style:style>
    <style:style style:name="T2" style:family="text">
      <style:text-properties style:font-name="Calibri" fo:font-size="10pt" fo:language="it" fo:country="IT" fo:font-weight="normal" officeooo:rsid="0050c3a1" style:font-size-asian="8.75pt" style:font-weight-asian="normal" style:font-size-complex="10pt" style:font-weight-complex="normal"/>
    </style:style>
    <style:style style:name="T3" style:family="text">
      <style:text-properties style:font-name="Calibri" fo:font-size="12pt" fo:language="it" fo:country="IT" fo:font-weight="normal" officeooo:rsid="0050c3a1" style:font-size-asian="12pt" style:font-weight-asian="normal" style:font-size-complex="12pt" style:font-weight-complex="normal"/>
    </style:style>
    <style:style style:name="T4" style:family="text">
      <style:text-properties style:font-name="Liberation Sans" fo:language="it" fo:country="IT"/>
    </style:style>
    <style:style style:name="T5" style:family="text">
      <style:text-properties style:font-name="Liberation Serif" fo:language="it" fo:country="IT"/>
    </style:style>
    <style:style style:name="T6" style:family="text">
      <style:text-properties style:font-name="Liberation Serif" fo:font-size="12pt" fo:language="it" fo:country="IT" fo:font-weight="normal" style:font-size-asian="12pt" style:font-weight-asian="normal" style:font-size-complex="12pt" style:font-weight-complex="normal"/>
    </style:style>
    <style:style style:name="T7" style:family="text">
      <style:text-properties style:font-name="Liberation Serif" fo:font-size="12pt" fo:language="it" fo:country="IT" fo:font-weight="normal" officeooo:rsid="00cd7a09" style:font-size-asian="12pt" style:font-weight-asian="normal" style:font-size-complex="12pt" style:font-weight-complex="normal"/>
    </style:style>
    <style:style style:name="T8" style:family="text">
      <style:text-properties style:font-name="Liberation Serif" fo:font-size="12pt" fo:language="it" fo:country="IT" fo:font-weight="normal" officeooo:rsid="0014a0f6" style:font-size-asian="12pt" style:font-weight-asian="normal" style:font-size-complex="12pt" style:font-weight-complex="normal"/>
    </style:style>
    <style:style style:name="T9" style:family="text">
      <style:text-properties style:font-name="Liberation Serif" fo:font-size="12pt" fo:language="it" fo:country="IT" fo:font-weight="normal" officeooo:rsid="0050c3a1"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orso di laurea</text:p>
      <text:p text:style-name="P1"/>
      <text:p text:style-name="P1">Il sistema visivo e l’apparato stomatognatico sono due <text:span text:style-name="T1">dei</text:span> sistemi che<text:span text:style-name="T1"> forniscono al corpo le informazioni necessarie per posizionarsi nello spazio. L’insieme di tutte queste informazioni costituiscono la postura corporea, la quale può essere definita come “Il modo di stare in equilibrio nelle varie posizioni”. Ogni parte del corpo è in rapporto con tutte le altre per costituire un insieme funzionale stabile.</text:span><text:span text:style-name="T4"> </text:span><text:span text:style-name="T5">I</text:span><text:span text:style-name="T7">l sistema che regola la staticità del corpo nello spazio </text:span><text:span text:style-name="T6">si chiama</text:span><text:span text:style-name="T7"> </text:span><text:span text:style-name="T6">S</text:span><text:span text:style-name="T7">istema </text:span><text:span text:style-name="T6">T</text:span><text:span text:style-name="T7">onico </text:span><text:span text:style-name="T6">P</text:span><text:span text:style-name="T7">osturale. </text:span><text:span text:style-name="T6">Quest’ultimo infatti integra le informazioni ricevute dai vari sistemi, </text:span><text:span text:style-name="T8">detti recettori posturali,</text:span><text:span text:style-name="T6"> per poi tradurle in un gesto motorio. </text:span><text:span text:style-name="T8">Il sistema visivo e l’apparato stomatognatico costituiscono due dei recettori posturali del sistema tonico posturale. </text:span></text:p>
      <text:p text:style-name="P1"><text:span text:style-name="T8"/></text:p>
      <text:p text:style-name="P2"><text:span text:style-name="T8">L’</text:span><text:span text:style-name="T6">apparato stomatognatico svolge le funzioni di </text:span><text:span text:style-name="T9">masticazione, la deglutizione, la fonazione, la digestione e la respirazio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13:36:47.654000000</meta:creation-date>
    <dc:date>2017-03-04T18:25:45.398000000</dc:date>
    <meta:editing-duration>PT2H16M</meta:editing-duration>
    <meta:editing-cycles>1</meta:editing-cycles>
    <meta:document-statistic meta:table-count="0" meta:image-count="0" meta:object-count="0" meta:page-count="1" meta:paragraph-count="3" meta:word-count="130" meta:character-count="906" meta:non-whitespace-character-count="777"/>
    <meta:generator>LibreOffice/5.2.1.2$Windows_x86 LibreOffice_project/31dd62db80d4e60af04904455ec9c9219178d620</meta:generator>
  </office:meta>
</office:document-meta>
</file>